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Gerlach Sans 200" svg:font-family="'Gerlach Sans 200'" style:font-family-generic="swiss" style:font-pitch="variable"/>
    <style:font-face style:name="Gerlach Sans 300" svg:font-family="'Gerlach Sans 300'" style:font-family-generic="swiss" style:font-pitch="variable"/>
    <style:font-face style:name="Gerlach Sans 600" svg:font-family="'Gerlach Sans 600'" style:font-family-generic="swiss" style:font-pitch="variable"/>
    <style:font-face style:name="Helvetica" svg:font-family="Helvetica" style:font-family-generic="roman" style:font-pitch="variable"/>
    <style:font-face style:name="Helvetica Neue Medium" svg:font-family="'Helvetica Neue Medium'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1" svg:font-family="'Source Sans Pro'" style:font-adornments="Bold" style:font-family-generic="swiss" style:font-pitch="variable"/>
    <style:font-face style:name="Source Sans Pro2" svg:font-family="'Source Sans Pro'" style:font-adornments="Standard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27.7cm" fo:break-before="auto" fo:break-after="auto" table:align="margins" style:writing-mode="lr-tb"/>
    </style:style>
    <style:style style:name="Tabelle1.A" style:family="table-column">
      <style:table-column-properties style:column-width="5.54cm" style:rel-column-width="13106*"/>
    </style:style>
    <style:style style:name="Tabelle1.B" style:family="table-column">
      <style:table-column-properties style:column-width="5.54cm" style:rel-column-width="13108*"/>
    </style:style>
    <style:style style:name="Tabelle1.C" style:family="table-column">
      <style:table-column-properties style:column-width="5.54cm" style:rel-column-width="13107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E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5bddc6" officeooo:paragraph-rsid="00767ec7"/>
    </style:style>
    <style:style style:name="P2" style:family="paragraph" style:parent-style-name="Text_20_body">
      <style:text-properties officeooo:rsid="005bddc6" officeooo:paragraph-rsid="0099d648"/>
    </style:style>
    <style:style style:name="P3" style:family="paragraph" style:parent-style-name="Text_20_body">
      <style:text-properties officeooo:rsid="005bddc6" officeooo:paragraph-rsid="00a7b74f"/>
    </style:style>
    <style:style style:name="P4" style:family="paragraph" style:parent-style-name="Text_20_body">
      <loext:graphic-properties draw:fill="none" draw:fill-color="#ffffff"/>
      <style:paragraph-properties fo:margin-left="0.101cm" fo:margin-right="0.101cm" fo:margin-top="0.101cm" fo:margin-bottom="0.101cm" style:contextual-spacing="false" fo:line-height="115%" fo:text-align="start" style:justify-single-word="false" fo:keep-together="auto" fo:orphans="2" fo:widows="2" fo:hyphenation-ladder-count="no-limit" fo:text-indent="0cm" style:auto-text-indent="false" fo:background-color="transparent" fo:padding="0cm" fo:border="none" style:shadow="none" fo:keep-with-next="auto" text:number-lines="true" text:line-number="0" style:writing-mode="lr-tb"/>
      <style:text-properties fo:font-size="10pt" fo:font-weight="bold" style:font-size-asian="10pt" style:font-weight-asian="bold" style:font-size-complex="10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Text_20_body">
      <loext:graphic-properties draw:fill="none" draw:fill-color="#ffffff"/>
      <style:paragraph-properties fo:margin-left="0.101cm" fo:margin-right="0.101cm" fo:margin-top="0.101cm" fo:margin-bottom="0.101cm" style:contextual-spacing="false" fo:line-height="115%" fo:text-align="start" style:justify-single-word="false" fo:keep-together="auto" fo:orphans="2" fo:widows="2" fo:hyphenation-ladder-count="no-limit" fo:text-indent="0cm" style:auto-text-indent="false" fo:background-color="transparent" fo:padding="0cm" fo:border="none" style:shadow="none" fo:keep-with-next="auto" text:number-lines="true" text:line-number="0" style:writing-mode="lr-tb"/>
      <style:text-properties fo:font-size="10pt" fo:font-weight="bold" officeooo:rsid="0099d648" officeooo:paragraph-rsid="0099d648" style:font-size-asian="10pt" style:font-weight-asian="bold" style:font-size-complex="10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ext_20_body">
      <style:text-properties officeooo:paragraph-rsid="00767ec7"/>
    </style:style>
    <style:style style:name="P8" style:family="paragraph" style:parent-style-name="Text_20_body">
      <style:text-properties officeooo:paragraph-rsid="0099d648"/>
    </style:style>
    <style:style style:name="P9" style:family="paragraph" style:parent-style-name="Text_20_body">
      <style:text-properties officeooo:paragraph-rsid="00a7b74f"/>
    </style:style>
    <style:style style:name="P10" style:family="paragraph" style:parent-style-name="Heading_20_1">
      <style:text-properties officeooo:rsid="005bddc6" officeooo:paragraph-rsid="006bb80f"/>
    </style:style>
    <style:style style:name="P11" style:family="paragraph" style:parent-style-name="Text_20_body" style:list-style-name="L1">
      <loext:graphic-properties draw:fill="none" draw:fill-color="#ffffff"/>
      <style:paragraph-properties fo:margin-left="0.499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-0.25cm" style:auto-text-indent="false" fo:background-color="transparent" fo:padding="0cm" fo:border="none" style:shadow="none" fo:keep-with-next="auto" text:number-lines="true" text:line-number="0" style:writing-mode="lr-tb"/>
      <style:text-properties fo:font-size="10pt" fo:language="zxx" fo:country="none" officeooo:paragraph-rsid="00767ec7" style:font-size-asian="10pt" style:language-asian="zxx" style:country-asian="none" style:font-size-complex="10pt" style:language-complex="zxx" style:country-complex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Text_20_body" style:list-style-name="L1">
      <loext:graphic-properties draw:fill="none" draw:fill-color="#ffffff"/>
      <style:paragraph-properties fo:margin-left="0.499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-0.25cm" style:auto-text-indent="false" fo:background-color="transparent" fo:padding="0cm" fo:border="none" style:shadow="none" fo:keep-with-next="auto" text:number-lines="true" text:line-number="0" style:writing-mode="lr-tb"/>
      <style:text-properties fo:font-size="10pt" fo:language="zxx" fo:country="none" officeooo:paragraph-rsid="0099d648" style:font-size-asian="10pt" style:language-asian="zxx" style:country-asian="none" style:font-size-complex="10pt" style:language-complex="zxx" style:country-complex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Text_20_body" style:list-style-name="L1">
      <loext:graphic-properties draw:fill="none" draw:fill-color="#ffffff"/>
      <style:paragraph-properties fo:margin-left="0.499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-0.25cm" style:auto-text-indent="false" fo:background-color="transparent" fo:padding="0cm" fo:border="none" style:shadow="none" fo:keep-with-next="auto" text:number-lines="true" text:line-number="0" style:writing-mode="lr-tb"/>
      <style:text-properties fo:font-size="10pt" fo:language="zxx" fo:country="none" officeooo:paragraph-rsid="00a7b74f" style:font-size-asian="10pt" style:language-asian="zxx" style:country-asian="none" style:font-size-complex="10pt" style:language-complex="zxx" style:country-complex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Text_20_body" style:list-style-name="L2">
      <loext:graphic-properties draw:fill="none" draw:fill-color="#ffffff"/>
      <style:paragraph-properties fo:margin-left="0.499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-0.25cm" style:auto-text-indent="false" fo:background-color="transparent" fo:padding="0cm" fo:border="none" style:shadow="none" fo:keep-with-next="auto" text:number-lines="true" text:line-number="0" style:writing-mode="lr-tb"/>
      <style:text-properties fo:font-size="10pt" officeooo:paragraph-rsid="00767ec7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Text_20_body">
      <loext:graphic-properties draw:fill="none" draw:fill-color="#ffffff"/>
      <style:paragraph-properties fo:margin-left="0.101cm" fo:margin-right="0.101cm" fo:margin-top="0.101cm" fo:margin-bottom="0.101cm" style:contextual-spacing="false" fo:line-height="115%" fo:text-align="start" style:justify-single-word="false" fo:keep-together="auto" fo:orphans="2" fo:widows="2" fo:hyphenation-ladder-count="no-limit" fo:text-indent="0cm" style:auto-text-indent="false" fo:background-color="transparent" fo:padding="0cm" fo:border="none" style:shadow="none" fo:keep-with-next="auto" text:number-lines="true" text:line-number="0" style:writing-mode="lr-tb"/>
      <style:text-properties fo:font-size="10pt" fo:font-weight="bold" officeooo:rsid="00ab22fb" officeooo:paragraph-rsid="00ab22fb" style:font-size-asian="10pt" style:font-weight-asian="bold" style:font-size-complex="10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style:font-name="Gerlach Sans 300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style:font-name="Gerlach Sans 300" fo:font-size="14pt" fo:language="zxx" fo:country="none" officeooo:rsid="0059c522" style:font-size-asian="14pt" style:language-asian="zxx" style:country-asian="none" style:font-size-complex="14pt" style:language-complex="zxx" style:country-complex="none"/>
    </style:style>
    <style:style style:name="T3" style:family="text">
      <style:text-properties style:font-name="Gerlach Sans 600" fo:font-size="14pt" fo:language="zxx" fo:country="none" officeooo:rsid="0059c522" style:font-size-asian="14pt" style:language-asian="zxx" style:country-asian="none" style:font-size-complex="14pt" style:language-complex="zxx" style:country-complex="none"/>
    </style:style>
    <style:style style:name="T4" style:family="text">
      <style:text-properties style:font-name="Gerlach Sans 600" fo:font-size="14pt" fo:language="zxx" fo:country="none" officeooo:rsid="00ab22fb" style:font-size-asian="14pt" style:language-asian="zxx" style:country-asian="none" style:font-size-complex="14pt" style:language-complex="zxx" style:country-complex="none"/>
    </style:style>
    <style:style style:name="T5" style:family="text">
      <style:text-properties officeooo:rsid="005bddc6"/>
    </style:style>
    <style:style style:name="T6" style:family="text">
      <style:text-properties fo:language="zxx" fo:country="none" officeooo:rsid="005bddc6" style:language-asian="zxx" style:country-asian="none" style:language-complex="zxx" style:country-complex="none"/>
    </style:style>
    <style:style style:name="T7" style:family="text">
      <style:text-properties fo:language="zxx" fo:country="none" officeooo:rsid="005c9a6d" style:language-asian="zxx" style:country-asian="none" style:language-complex="zxx" style:country-complex="none"/>
    </style:style>
    <style:style style:name="T8" style:family="text">
      <style:text-properties fo:language="zxx" fo:country="none" fo:font-weight="bold" officeooo:rsid="005bddc6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fo:language="zxx" fo:country="none" fo:font-style="italic" officeooo:rsid="005c9a6d" style:language-asian="zxx" style:country-asian="none" style:font-style-asian="italic" style:language-complex="zxx" style:country-complex="none" style:font-style-complex="italic"/>
    </style:style>
    <style:style style:name="T10" style:family="text">
      <style:text-properties fo:language="zxx" fo:country="none" fo:font-style="italic" officeooo:rsid="00690592" style:language-asian="zxx" style:country-asian="none" style:font-style-asian="italic" style:language-complex="zxx" style:country-complex="none" style:font-style-complex="italic"/>
    </style:style>
    <style:style style:name="T11" style:family="text">
      <style:text-properties fo:font-weight="bold" officeooo:rsid="005bddc6" style:font-weight-asian="bold" style:font-weight-complex="bold"/>
    </style:style>
    <style:style style:name="T12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font-size="10pt" fo:language="zxx" fo:country="none" officeooo:rsid="006171f9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font-size="10pt" fo:language="zxx" fo:country="none" officeooo:rsid="00891a4a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font-size="10pt" fo:language="zxx" fo:country="none" officeooo:rsid="0090234f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font-size="10pt" fo:language="zxx" fo:country="none" officeooo:rsid="0091680f" style:font-size-asian="10pt" style:language-asian="zxx" style:country-asian="none" style:font-size-complex="10pt" style:language-complex="zxx" style:country-complex="none"/>
    </style:style>
    <style:style style:name="T17" style:family="text">
      <style:text-properties officeooo:rsid="007708c5"/>
    </style:style>
    <style:style style:name="T18" style:family="text">
      <style:text-properties style:font-name="Source Sans Pro" fo:language="zxx" fo:country="none" fo:font-style="italic" fo:font-weight="normal" officeooo:rsid="0059c522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9" style:family="text">
      <style:text-properties style:font-name="Source Sans Pro" fo:language="zxx" fo:country="none" fo:font-style="italic" fo:font-weight="normal" officeooo:rsid="00ab22fb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9efcb6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a0725b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ab22fb" style:font-style-asian="italic" style:font-weight-asian="normal" style:font-style-complex="italic" style:font-weight-complex="normal"/>
    </style:style>
    <style:style style:name="T24" style:family="text">
      <style:text-properties officeooo:rsid="00ab22f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meetingDate" text:name="py3o.meetingDate"/>
        <text:user-field-decl office:value-type="string" office:string-value="regularVisitorsPresent" text:name="py3o.membersPresent"/>
        <text:user-field-decl office:value-type="string" office:string-value="membersAbsent" text:name="py3o.membersAbsent"/>
        <text:user-field-decl office:value-type="string" office:string-value="numGuests" text:name="py3o.numGuests"/>
        <text:user-field-decl office:value-type="string" office:string-value="person.lastName" text:name="py3o.person.lastName"/>
        <text:user-field-decl office:value-type="string" office:string-value="person.firstName" text:name="py3o.person.firstName"/>
        <text:user-field-decl office:value-type="string" office:string-value="person.firstName" text:name="py3o.person.name"/>
        <text:user-field-decl office:value-type="string" office:string-value="person.absentCount" text:name="py3o.person.absentCount"/>
        <text:user-field-decl office:value-type="string" office:string-value="membersAbsentCount" text:name="py3o.membersAbsentCount"/>
        <text:user-field-decl office:value-type="string" office:string-value="membersPresentCount" text:name="py3o.membersPresentCount"/>
        <text:user-field-decl office:value-type="string" office:string-value="regularVisitorsPresentCount" text:name="py3o.regularVisitorsPresentCount"/>
        <text:user-field-decl office:value-type="string" office:string-value="regularVisitorsAbsentCount" text:name="py3o.regularVisitorsAbsentCount"/>
        <text:user-field-decl office:value-type="string" office:string-value="visitorName" text:name="py3o.visitorName"/>
      </text:user-field-decls>
      <text:p text:style-name="P6"><text:span text:style-name="T4">Attendance service</text:span><text:span text:style-name="T2"> </text:span><text:span text:style-name="T1"><text:user-field-get text:name="py3o.meetingDate">meetingDate</text:user-field-get></text:span></text:p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3"/>
        <table:table-row>
          <table:table-cell table:style-name="Tabelle1.A1" table:number-columns-spanned="2" office:value-type="string">
            <text:p text:style-name="P5"><text:span text:style-name="T24">Members</text:span> <text:span text:style-name="T20"><text:user-field-get text:name="py3o.membersPresentCount">membersPresentCount</text:user-field-get></text:span><text:span text:style-name="T18"><text:s/></text:span><text:span text:style-name="T19">present</text:span><text:span text:style-name="T18">, </text:span><text:span text:style-name="T18"><text:user-field-get text:name="py3o.membersAbsentCount">membersAbsentCount</text:user-field-get></text:span><text:span text:style-name="T18"><text:s/></text:span><text:span text:style-name="T19">absent</text:span></text:p>
          </table:table-cell>
          <table:covered-table-cell/>
          <table:table-cell table:style-name="Tabelle1.A1" table:number-columns-spanned="2" office:value-type="string">
            <text:p text:style-name="P5"><text:span text:style-name="T24">Regular visitors</text:span> <text:span text:style-name="T20"><text:user-field-get text:name="py3o.regularVisitorsPresentCount">regularVisitorsPresentCount</text:user-field-get></text:span><text:span text:style-name="T20"><text:s/></text:span><text:span text:style-name="T23">present</text:span><text:span text:style-name="T21">, </text:span><text:span text:style-name="T21"><text:user-field-get text:name="py3o.regularVisitorsAbsentCount">regularVisitorsAbsentCount</text:user-field-get></text:span><text:span text:style-name="T21"><text:s/></text:span><text:span text:style-name="T23">absent</text:span></text:p>
          </table:table-cell>
          <table:covered-table-cell/>
          <table:table-cell table:style-name="Tabelle1.E1" office:value-type="string">
            <text:p text:style-name="P15">Visitors</text:p>
          </table:table-cell>
        </table:table-row>
        <table:table-row>
          <table:table-cell table:style-name="Tabelle1.A2" office:value-type="string">
            <text:p text:style-name="P15">Absent this and last sunday</text:p>
          </table:table-cell>
          <table:table-cell table:style-name="Tabelle1.A2" office:value-type="string">
            <text:p text:style-name="P4"><text:span text:style-name="T24">Frequent absence</text:span> <text:span text:style-name="T17">(letzte 8 Wochen)</text:span></text:p>
          </table:table-cell>
          <table:table-cell table:style-name="Tabelle1.A2" office:value-type="string">
            <text:p text:style-name="P15">Present</text:p>
          </table:table-cell>
          <table:table-cell table:style-name="Tabelle1.A2" office:value-type="string">
            <text:p text:style-name="P15">Absent this and last sunday</text:p>
          </table:table-cell>
          <table:table-cell table:style-name="Tabelle1.E2" office:value-type="string">
            <text:p text:style-name="P15">Present</text:p>
          </table:table-cell>
        </table:table-row>
        <table:table-row>
          <table:table-cell table:style-name="Tabelle1.A2" office:value-type="string">
            <text:p text:style-name="P7"><text:a xlink:type="simple" xlink:href="py3o://for=%22person%20in%20absentLastTwoSundays%22" text:style-name="Internet_20_link" text:visited-style-name="Visited_20_Internet_20_Link"><text:span text:style-name="T13">for="person in absentLastTwoSundays"</text:span></text:a></text:p>
            <text:list xml:id="list2061038431" text:style-name="L1">
              <text:list-item>
                <text:p text:style-name="P11"><text:span text:style-name="T11"><text:user-field-get text:name="py3o.person.lastName">person.lastName</text:user-field-get></text:span><text:span text:style-name="T5"><text:s/></text:span><text:span text:style-name="T5"><text:user-field-get text:name="py3o.person.firstName">person.firstName</text:user-field-get></text:span></text:p>
              </text:list-item>
            </text:list>
            <text:p text:style-name="P1"><text:a xlink:type="simple" xlink:href="py3o:///for" text:style-name="Internet_20_link" text:visited-style-name="Visited_20_Internet_20_Link"><text:span text:style-name="T12">/for</text:span></text:a></text:p>
          </table:table-cell>
          <table:table-cell table:style-name="Tabelle1.A2" office:value-type="string">
            <text:p text:style-name="P7"><text:a xlink:type="simple" xlink:href="py3o://for=%22person%20in%20absentLastEightWeeks%22" text:style-name="Internet_20_link" text:visited-style-name="Visited_20_Internet_20_Link"><text:span text:style-name="T13">for="person in absentLastEightWeeks"</text:span></text:a></text:p>
            <text:list text:style-name="L2">
              <text:list-item>
                <text:p text:style-name="P14"><text:span text:style-name="T8"><text:user-field-get text:name="py3o.person.lastName">person.lastName</text:user-field-get></text:span><text:span text:style-name="T6"><text:s/></text:span><text:span text:style-name="T6"><text:user-field-get text:name="py3o.person.firstName">person.firstName</text:user-field-get></text:span><text:span text:style-name="T7"><text:s/></text:span><text:span text:style-name="T9">(</text:span><text:span text:style-name="T9"><text:user-field-get text:name="py3o.person.absentCount">person.absentCount</text:user-field-get></text:span><text:span text:style-name="T9"> </text:span><text:span text:style-name="T10">abwesend</text:span><text:span text:style-name="T9">)</text:span></text:p>
              </text:list-item>
            </text:list>
            <text:p text:style-name="P1"><text:a xlink:type="simple" xlink:href="py3o:///for" text:style-name="Internet_20_link" text:visited-style-name="Visited_20_Internet_20_Link"><text:span text:style-name="T12">/for</text:span></text:a></text:p>
          </table:table-cell>
          <table:table-cell table:style-name="Tabelle1.A2" office:value-type="string">
            <text:p text:style-name="P8"><text:a xlink:type="simple" xlink:href="py3o://for=%22person%20in%20presentRegularVisitors%22" text:style-name="Internet_20_link" text:visited-style-name="Visited_20_Internet_20_Link"><text:span text:style-name="T15">for="person in presentRegularVisitors"</text:span></text:a></text:p>
            <text:list xml:id="list111655161378455" text:continue-list="list2061038431" text:style-name="L1">
              <text:list-item>
                <text:p text:style-name="P12"><text:span text:style-name="T11"><text:user-field-get text:name="py3o.person.lastName">person.lastName</text:user-field-get></text:span><text:span text:style-name="T5"><text:s/></text:span><text:span text:style-name="T5"><text:user-field-get text:name="py3o.person.firstName">person.firstName</text:user-field-get></text:span></text:p>
              </text:list-item>
            </text:list>
            <text:p text:style-name="P2"><text:a xlink:type="simple" xlink:href="py3o:///for" text:style-name="Internet_20_link" text:visited-style-name="Visited_20_Internet_20_Link"><text:span text:style-name="T13">/for</text:span></text:a></text:p>
          </table:table-cell>
          <table:table-cell table:style-name="Tabelle1.A2" office:value-type="string">
            <text:p text:style-name="P8"><text:a xlink:type="simple" xlink:href="py3o://for=%22person%20in%20absentVisitorsLastTwoSundays%22" text:style-name="Internet_20_link" text:visited-style-name="Visited_20_Internet_20_Link"><text:span text:style-name="T14">for="person in absentVisitorsLastTwoSundays"</text:span></text:a></text:p>
            <text:list xml:id="list111656555574984" text:continue-numbering="true" text:style-name="L1">
              <text:list-item>
                <text:p text:style-name="P12"><text:span text:style-name="T11"><text:user-field-get text:name="py3o.person.lastName">person.lastName</text:user-field-get></text:span><text:span text:style-name="T5"><text:s/></text:span><text:span text:style-name="T5"><text:user-field-get text:name="py3o.person.firstName">person.firstName</text:user-field-get></text:span></text:p>
              </text:list-item>
            </text:list>
            <text:p text:style-name="P2"><text:a xlink:type="simple" xlink:href="py3o:///for" text:style-name="Internet_20_link" text:visited-style-name="Visited_20_Internet_20_Link"><text:span text:style-name="T13">/for</text:span></text:a></text:p>
          </table:table-cell>
          <table:table-cell table:style-name="Tabelle1.E2" office:value-type="string">
            <text:p text:style-name="P9"><text:a xlink:type="simple" xlink:href="py3o://for=%22visitorName%20in%20presentVisitors%22" text:style-name="Internet_20_link" text:visited-style-name="Visited_20_Internet_20_Link"><text:span text:style-name="T16">for="visitorName in presentVisitors"</text:span></text:a></text:p>
            <text:list xml:id="list111655856102758" text:continue-numbering="true" text:style-name="L1">
              <text:list-item>
                <text:p text:style-name="P13"><text:user-field-get text:name="py3o.visitorName">visitorName</text:user-field-get></text:p>
              </text:list-item>
            </text:list>
            <text:p text:style-name="P3"><text:a xlink:type="simple" xlink:href="py3o:///for" text:style-name="Internet_20_link" text:visited-style-name="Visited_20_Internet_20_Link"><text:span text:style-name="T13">/for</text:span></text:a></text:p>
          </table:table-cell>
        </table:table-row>
      </table:table>
      <text:h text:style-name="P10" text:outline-level="1" text:is-list-header="tru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Gerlach Sans 200" svg:font-family="'Gerlach Sans 200'" style:font-family-generic="swiss" style:font-pitch="variable"/>
    <style:font-face style:name="Gerlach Sans 300" svg:font-family="'Gerlach Sans 300'" style:font-family-generic="swiss" style:font-pitch="variable"/>
    <style:font-face style:name="Gerlach Sans 600" svg:font-family="'Gerlach Sans 600'" style:font-family-generic="swiss" style:font-pitch="variable"/>
    <style:font-face style:name="Helvetica" svg:font-family="Helvetica" style:font-family-generic="roman" style:font-pitch="variable"/>
    <style:font-face style:name="Helvetica Neue Medium" svg:font-family="'Helvetica Neue Medium'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1" svg:font-family="'Source Sans Pro'" style:font-adornments="Bold" style:font-family-generic="swiss" style:font-pitch="variable"/>
    <style:font-face style:name="Source Sans Pro2" svg:font-family="'Source Sans Pro'" style:font-adornments="Standard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0pt" fo:letter-spacing="normal" fo:language="zxx" fo:country="none" fo:font-style="normal" style:text-underline-style="none" fo:font-weight="normal" style:letter-kerning="false" style:font-name-asian="Arial Unicode MS" style:font-size-asian="10pt" style:language-asian="zxx" style:country-asian="none" style:font-style-asian="normal" style:font-weight-asian="normal" style:font-name-complex="Times New Roman1" style:font-size-complex="10pt" style:language-complex="zxx" style:country-complex="none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zxx" fo:country="none" fo:font-style="normal" style:text-underline-style="none" fo:font-weight="normal" style:letter-kerning="false" style:font-name-asian="Arial Unicode MS" style:font-size-asian="10pt" style:language-asian="zxx" style:country-asian="none" style:font-style-asian="normal" style:font-weight-asian="normal" style:font-name-complex="Times New Roman1" style:font-size-complex="10pt" style:language-complex="zxx" style:country-complex="none" style:font-style-complex="normal" style:font-weight-complex="normal" style:text-scale="100%" style:font-relief="none" text:display="true" loext:padding="0cm" loext:border="none" loext:shadow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.282cm" fo:margin-bottom="0cm" style:contextual-spacing="false" fo:line-height="12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2" fo:font-family="'Source Sans Pro'" style:font-style-name="Standard" style:font-family-generic="swiss" style:font-pitch="variable" fo:font-size="12pt" fo:letter-spacing="normal" fo:language="de" fo:country="DE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Source Sans Pro1" fo:font-family="'Source Sans Pro'" style:font-style-name="Bold" style:font-family-generic="swiss" style:font-pitch="variable" fo:font-size="9pt" fo:language="de" fo:country="DE" officeooo:rsid="003b7ee9" style:font-size-asian="9pt" style:font-size-complex="9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default-outline-level="" style:class="extra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lways" fo:orphans="2" fo:widows="2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/>
      <style:text-properties fo:font-variant="normal" fo:text-transform="none" fo:color="#fefffe" loext:opacity="100%" style:text-outline="false" style:text-line-through-style="none" style:text-line-through-type="none" style:text-position="0% 100%" style:font-name="Helvetica Neue Medium" fo:font-family="'Helvetica Neue Medium'" style:font-family-generic="roman" style:font-pitch="variable" fo:font-size="12pt" fo:letter-spacing="normal" fo:language="de" fo:country="DE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ext" style:family="paragraph" style:default-outline-level="" style:class="extra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" fo:font-family="Helvetica" style:font-family-generic="roman" style:font-pitch="variable" fo:font-size="12pt" fo:letter-spacing="normal" fo:font-style="normal" style:text-underline-style="none" fo:font-weight="normal" style:letter-kerning="false" fo:background-color="transparent" style:font-name-asian="Helvetica1" style:font-family-asian="Helvetica" style:font-family-generic-asian="system" style:font-pitch-asian="variable" style:font-size-asian="12pt" style:font-style-asian="normal" style:font-weight-asian="normal" style:font-name-complex="Helvetica1" style:font-family-complex="Helvetica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Gerlach Sans 600" fo:font-family="'Gerlach Sans 600'" style:font-family-generic="swiss" style:font-pitch="variable" fo:font-size="14pt" fo:font-weight="normal" officeooo:rsid="003e5390" style:font-size-asian="14pt" style:font-weight-asian="normal" style:font-size-complex="14pt" style:font-weight-complex="normal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.282cm" fo:margin-bottom="0.499cm" style:contextual-spacing="false" fo:text-indent="0cm" style:auto-text-indent="false"/>
      <style:text-properties style:font-name="Source Sans Pro Light" fo:font-family="'Source Sans Pro Light'" style:font-family-generic="swiss" style:font-pitch="variable" fo:font-size="9pt" fo:font-style="italic" style:font-size-asian="9pt" style:font-style-asian="italic" style:font-size-complex="9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Gerlach Sans 200" fo:font-family="'Gerlach Sans 200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Ohne" style:family="text">
      <style:text-properties fo:language="en" fo:country="US"/>
    </style:style>
    <style:style style:name="ListLabel_20_1" style:display-name="ListLabel 1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9" style:display-name="ListLabel 19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unk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89cm" fo:margin-left="0.289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289cm" fo:margin-left="0.607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0.981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1.29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1.616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1.933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2.251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2.568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2.88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89cm" fo:margin-left="0.289cm"/>
        </style:list-level-properties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289cm" fo:margin-left="0.607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0.981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1.298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1.616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1.933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2.251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2.568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2.88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289cm" fo:margin-left="0.289cm"/>
        </style:list-level-properties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346cm" fo:margin-left="0.663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0.981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1.298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1.616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1.933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2.251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2.568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2.88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date-style style:name="N10107" number:language="de" number:country="DE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249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5T11:16:54.472926047</dc:date>
    <meta:editing-duration>P1DT12H52M46S</meta:editing-duration>
    <meta:editing-cycles>131</meta:editing-cycles>
    <meta:generator>LibreOffice/7.4.4.2$Linux_X86_64 LibreOffice_project/40$Build-2</meta:generator>
    <dc:creator>Samuel Mehrbrodt</dc:creator>
    <meta:printed-by>Samuel Mehrbrodt</meta:printed-by>
    <meta:print-date>2022-06-30T23:05:02.232324011</meta:print-date>
    <meta:document-statistic meta:table-count="1" meta:image-count="0" meta:object-count="0" meta:page-count="1" meta:paragraph-count="24" meta:word-count="68" meta:character-count="673" meta:non-whitespace-character-count="634"/>
  </office:meta>
</office:document-meta>
</file>